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7d0" officeooo:paragraph-rsid="001277d0"/>
    </style:style>
    <style:style style:name="P2" style:family="paragraph" style:parent-style-name="Standard">
      <style:text-properties fo:font-weight="bold" officeooo:rsid="001515ce" officeooo:paragraph-rsid="00139d90" style:font-weight-asian="bold" style:font-weight-complex="bold"/>
    </style:style>
    <style:style style:name="P3" style:family="paragraph" style:parent-style-name="Standard">
      <style:text-properties fo:font-weight="bold" officeooo:rsid="0017b731" officeooo:paragraph-rsid="0017b731" style:font-weight-asian="bold" style:font-weight-complex="bold"/>
    </style:style>
    <style:style style:name="P4" style:family="paragraph" style:parent-style-name="Standard">
      <style:text-properties fo:font-weight="bold" officeooo:rsid="0017e4ae" officeooo:paragraph-rsid="0017e4ae" style:font-weight-asian="bold" style:font-weight-complex="bold"/>
    </style:style>
    <style:style style:name="P5" style:family="paragraph" style:parent-style-name="Standard">
      <style:text-properties officeooo:paragraph-rsid="0017b731"/>
    </style:style>
    <style:style style:name="P6" style:family="paragraph" style:parent-style-name="Standard">
      <style:text-properties officeooo:rsid="0017b731" officeooo:paragraph-rsid="0017b731"/>
    </style:style>
    <style:style style:name="P7" style:family="paragraph" style:parent-style-name="Standard">
      <style:text-properties officeooo:paragraph-rsid="0017e4ae"/>
    </style:style>
    <style:style style:name="T1" style:family="text">
      <style:text-properties officeooo:rsid="00173e24"/>
    </style:style>
    <style:style style:name="T2" style:family="text">
      <style:text-properties officeooo:rsid="001277d0"/>
    </style:style>
    <style:style style:name="T3" style:family="text">
      <style:text-properties officeooo:rsid="0017b731"/>
    </style:style>
    <style:style style:name="T4" style:family="text">
      <style:text-properties officeooo:rsid="0017e4ae"/>
    </style:style>
    <style:style style:name="T5" style:family="text">
      <style:text-properties fo:font-weight="normal" officeooo:rsid="0017e4ae" style:font-weight-asian="normal" style:font-weight-complex="normal"/>
    </style:style>
    <style:style style:name="T6" style:family="text">
      <style:text-properties fo:font-weight="normal" officeooo:rsid="001277d0" style:font-weight-asian="normal" style:font-weight-complex="normal"/>
    </style:style>
    <style:style style:name="T7" style:family="text">
      <style:text-properties fo:font-weight="normal" officeooo:rsid="0017b731" style:font-weight-asian="normal" style:font-weight-complex="normal"/>
    </style:style>
    <style:style style:name="T8" style:family="text">
      <style:text-properties fo:font-weight="normal" officeooo:rsid="00173e24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cution instruction:</text:p>
      <text:p text:style-name="P1"/>
      <text:p text:style-name="P5"><text:span text:style-name="T2">While keeping the codes in the same folder as the image. </text:span></text:p>
      <text:p text:style-name="P5"/>
      <text:p text:style-name="P3">Question 1:</text:p>
      <text:p text:style-name="P6"/>
      <text:p text:style-name="P5"><text:span text:style-name="T2">Run the </text:span><text:span text:style-name="T1">solution</text:span><text:span text:style-name="T3">1</text:span><text:span text:style-name="T1">.py </text:span><text:span text:style-name="T2">python code. The </text:span><text:span text:style-name="T3">output</text:span><text:span text:style-name="T2"> image will be stored in the same folder </text:span><text:span text:style-name="T1">as </text:span><text:span text:style-name="T3">output</text:span><text:span text:style-name="T1">.png</text:span></text:p>
      <text:p text:style-name="P1"/>
      <text:p text:style-name="P2"/>
      <text:p text:style-name="P4">Question 2:</text:p>
      <text:p text:style-name="P4"/>
      <text:p text:style-name="P7"><text:span text:style-name="T5">Run solution2a.py and solution2b.py. </text:span><text:span text:style-name="T6">The </text:span><text:span text:style-name="T7">output</text:span><text:span text:style-name="T6"> image will be stored in the same folder </text:span><text:span text:style-name="T8">as </text:span><text:span text:style-name="T5">Nautilus_a</text:span><text:span text:style-name="T8">.png </text:span><text:span text:style-name="T5">for Q.2a and Nautilus_b</text:span><text:span text:style-name="T8">.png </text:span><text:span text:style-name="T5">for Q.2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1T12:59:57.966169190</meta:creation-date>
    <dc:date>2024-03-16T09:34:32.423567726</dc:date>
    <meta:editing-duration>PT12M3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6" meta:word-count="56" meta:character-count="341" meta:non-whitespace-character-count="290"/>
  </office:meta>
</office:document-meta>
</file>